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36in"/>
    </style:style>
    <style:style style:name="co2" style:family="table-column">
      <style:table-column-properties fo:break-before="auto" style:column-width="0.5902in"/>
    </style:style>
    <style:style style:name="co3" style:family="table-column">
      <style:table-column-properties fo:break-before="auto" style:column-width="0.7571in"/>
    </style:style>
    <style:style style:name="co4" style:family="table-column">
      <style:table-column-properties fo:break-before="auto" style:column-width="1.007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339in"/>
    </style:style>
    <style:style style:name="co7" style:family="table-column">
      <style:table-column-properties fo:break-before="auto" style:column-width="1.1327in"/>
    </style:style>
    <style:style style:name="co8" style:family="table-column">
      <style:table-column-properties fo:break-before="auto" style:column-width="1.0193in"/>
    </style:style>
    <style:style style:name="co9" style:family="table-column">
      <style:table-column-properties fo:break-before="auto" style:column-width="1.0791in"/>
    </style:style>
    <style:style style:name="co10" style:family="table-column">
      <style:table-column-properties fo:break-before="auto" style:column-width="3.3602in"/>
    </style:style>
    <style:style style:name="co11" style:family="table-column">
      <style:table-column-properties fo:break-before="auto" style:column-width="3.7819in"/>
    </style:style>
    <style:style style:name="co12" style:family="table-column">
      <style:table-column-properties fo:break-before="auto" style:column-width="0.9244in"/>
    </style:style>
    <style:style style:name="co13" style:family="table-column">
      <style:table-column-properties fo:break-before="auto" style:column-width="0.8402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3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meta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sample_1</text:p>
          </table:table-cell>
          <table:table-cell table:style-name="ce4" office:value-type="string" calcext:value-type="string">
            <text:p>sample_1_clr</text:p>
          </table:table-cell>
          <table:table-cell table:style-name="ce4" office:value-type="string" calcext:value-type="string">
            <text:p>sample_2</text:p>
          </table:table-cell>
          <table:table-cell table:style-name="ce4" office:value-type="string" calcext:value-type="string">
            <text:p>sample_2_clr</text:p>
          </table:table-cell>
          <table:table-cell/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gov_good_L438___seq_1</text:p>
          </table:table-cell>
          <table:table-cell office:value-type="string" calcext:value-type="string">
            <text:p>Class I</text:p>
          </table:table-cell>
          <table:table-cell office:value-type="float" office:value="86" calcext:value-type="float">
            <text:p>86</text:p>
          </table:table-cell>
          <table:table-cell office:value-type="float" office:value="2.04442681911627" calcext:value-type="float">
            <text:p>2.04</text:p>
          </table:table-cell>
          <table:table-cell office:value-type="float" office:value="11" calcext:value-type="float">
            <text:p>11.00</text:p>
          </table:table-cell>
          <table:table-cell office:value-type="float" office:value="0.292291729406017" calcext:value-type="float">
            <text:p>0.29</text:p>
          </table:table-cell>
          <table:table-cell/>
          <table:table-cell office:value-type="string" calcext:value-type="string">
            <text:p>Class I</text:p>
          </table:table-cell>
          <table:table-cell office:value-type="string" calcext:value-type="string">
            <text:p>k_blue</text:p>
          </table:table-cell>
        </table:table-row>
        <table:table-row table:style-name="ro1">
          <table:table-cell office:value-type="string" calcext:value-type="string">
            <text:p>gov_good_L438___seq_10</text:p>
          </table:table-cell>
          <table:table-cell office:value-type="string" calcext:value-type="string">
            <text:p>Class I</text:p>
          </table:table-cell>
          <table:table-cell office:value-type="float" office:value="34" calcext:value-type="float">
            <text:p>34</text:p>
          </table:table-cell>
          <table:table-cell office:value-type="float" office:value="1.11644004747892" calcext:value-type="float">
            <text:p>1.12</text:p>
          </table:table-cell>
          <table:table-cell office:value-type="float" office:value="6" calcext:value-type="float">
            <text:p>6.00</text:p>
          </table:table-cell>
          <table:table-cell office:value-type="float" office:value="-0.313844074164299" calcext:value-type="float">
            <text:p>-0.31</text:p>
          </table:table-cell>
          <table:table-cell/>
          <table:table-cell office:value-type="string" calcext:value-type="string">
            <text:p>Class II</text:p>
          </table:table-cell>
          <table:table-cell office:value-type="string" calcext:value-type="string">
            <text:p>k_reddish_orange</text:p>
          </table:table-cell>
        </table:table-row>
        <table:table-row table:style-name="ro1">
          <table:table-cell office:value-type="string" calcext:value-type="string">
            <text:p>gov_good_L438___seq_2</text:p>
          </table:table-cell>
          <table:table-cell office:value-type="string" calcext:value-type="string">
            <text:p>Class I</text:p>
          </table:table-cell>
          <table:table-cell office:value-type="float" office:value="12" calcext:value-type="float">
            <text:p>12</text:p>
          </table:table-cell>
          <table:table-cell office:value-type="float" office:value="0.0749861726507595" calcext:value-type="float">
            <text:p>0.07</text:p>
          </table:table-cell>
          <table:table-cell office:value-type="float" office:value="2" calcext:value-type="float">
            <text:p>2.00</text:p>
          </table:table-cell>
          <table:table-cell office:value-type="float" office:value="-1.41245636283241" calcext:value-type="float">
            <text:p>-1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v_good_L438___seq_3</text:p>
          </table:table-cell>
          <table:table-cell office:value-type="string" calcext:value-type="string">
            <text:p>Class I</text:p>
          </table:table-cell>
          <table:table-cell office:value-type="float" office:value="18" calcext:value-type="float">
            <text:p>18</text:p>
          </table:table-cell>
          <table:table-cell office:value-type="float" office:value="0.480451280758924" calcext:value-type="float">
            <text:p>0.48</text:p>
          </table:table-cell>
          <table:table-cell office:value-type="float" office:value="6" calcext:value-type="float">
            <text:p>6.00</text:p>
          </table:table-cell>
          <table:table-cell office:value-type="float" office:value="-0.313844074164299" calcext:value-type="float">
            <text:p>-0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v_good_L438___seq_4</text:p>
          </table:table-cell>
          <table:table-cell office:value-type="string" calcext:value-type="string">
            <text:p>Class I</text:p>
          </table:table-cell>
          <table:table-cell office:value-type="float" office:value="55" calcext:value-type="float">
            <text:p>55</text:p>
          </table:table-cell>
          <table:table-cell office:value-type="float" office:value="1.59741270809523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office:value-type="float" office:value="-1.00699125472424" calcext:value-type="float">
            <text:p>-1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v_good_L438___seq_5</text:p>
          </table:table-cell>
          <table:table-cell office:value-type="string" calcext:value-type="string">
            <text:p>Class I</text:p>
          </table:table-cell>
          <table:table-cell office:value-type="float" office:value="13" calcext:value-type="float">
            <text:p>13</text:p>
          </table:table-cell>
          <table:table-cell office:value-type="float" office:value="0.155028880324296" calcext:value-type="float">
            <text:p>0.16</text:p>
          </table:table-cell>
          <table:table-cell office:value-type="float" office:value="4" calcext:value-type="float">
            <text:p>4.00</text:p>
          </table:table-cell>
          <table:table-cell office:value-type="float" office:value="-0.719309182272463" calcext:value-type="float">
            <text:p>-0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v_good_L438___seq_6</text:p>
          </table:table-cell>
          <table:table-cell office:value-type="string" calcext:value-type="string">
            <text:p>Class I</text:p>
          </table:table-cell>
          <table:table-cell office:value-type="float" office:value="10" calcext:value-type="float">
            <text:p>10</text:p>
          </table:table-cell>
          <table:table-cell office:value-type="float" office:value="-0.107335384143195" calcext:value-type="float">
            <text:p>-0.11</text:p>
          </table:table-cell>
          <table:table-cell office:value-type="float" office:value="1" calcext:value-type="float">
            <text:p>1.00</text:p>
          </table:table-cell>
          <table:table-cell office:value-type="float" office:value="-2.10560354339235" calcext:value-type="float">
            <text:p>-2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v_good_L438___seq_7</text:p>
          </table:table-cell>
          <table:table-cell office:value-type="string" calcext:value-type="string">
            <text:p>Class I</text:p>
          </table:table-cell>
          <table:table-cell office:value-type="float" office:value="32" calcext:value-type="float">
            <text:p>32</text:p>
          </table:table-cell>
          <table:table-cell office:value-type="float" office:value="1.05581542566249" calcext:value-type="float">
            <text:p>1.06</text:p>
          </table:table-cell>
          <table:table-cell office:value-type="float" office:value="4" calcext:value-type="float">
            <text:p>4.00</text:p>
          </table:table-cell>
          <table:table-cell office:value-type="float" office:value="-0.719309182272463" calcext:value-type="float">
            <text:p>-0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v_good_L438___seq_8</text:p>
          </table:table-cell>
          <table:table-cell office:value-type="string" calcext:value-type="string">
            <text:p>Class I</text:p>
          </table:table-cell>
          <table:table-cell office:value-type="float" office:value="62" calcext:value-type="float">
            <text:p>62</text:p>
          </table:table-cell>
          <table:table-cell office:value-type="float" office:value="1.71721390790785" calcext:value-type="float">
            <text:p>1.72</text:p>
          </table:table-cell>
          <table:table-cell office:value-type="float" office:value="6" calcext:value-type="float">
            <text:p>6.00</text:p>
          </table:table-cell>
          <table:table-cell office:value-type="float" office:value="-0.313844074164299" calcext:value-type="float">
            <text:p>-0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v_good_L438___seq_9</text:p>
          </table:table-cell>
          <table:table-cell office:value-type="string" calcext:value-type="string">
            <text:p>Class I</text:p>
          </table:table-cell>
          <table:table-cell office:value-type="float" office:value="19" calcext:value-type="float">
            <text:p>19</text:p>
          </table:table-cell>
          <table:table-cell office:value-type="float" office:value="0.534518502029199" calcext:value-type="float">
            <text:p>0.53</text:p>
          </table:table-cell>
          <table:table-cell office:value-type="float" office:value="1" calcext:value-type="float">
            <text:p>1.00</text:p>
          </table:table-cell>
          <table:table-cell office:value-type="float" office:value="-2.10560354339235" calcext:value-type="float">
            <text:p>-2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v_good_P438___seq_1</text:p>
          </table:table-cell>
          <table:table-cell office:value-type="string" calcext:value-type="string">
            <text:p>Class II</text:p>
          </table:table-cell>
          <table:table-cell office:value-type="float" office:value="4" calcext:value-type="float">
            <text:p>4</text:p>
          </table:table-cell>
          <table:table-cell office:value-type="float" office:value="-1.02362611601735" calcext:value-type="float">
            <text:p>-1.02</text:p>
          </table:table-cell>
          <table:table-cell office:value-type="float" office:value="7" calcext:value-type="float">
            <text:p>7.00</text:p>
          </table:table-cell>
          <table:table-cell office:value-type="float" office:value="-0.15969339433704" calcext:value-type="float">
            <text:p>-0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v_good_P438___seq_10</text:p>
          </table:table-cell>
          <table:table-cell office:value-type="string" calcext:value-type="string">
            <text:p>Class II</text:p>
          </table:table-cell>
          <table:table-cell office:value-type="float" office:value="4" calcext:value-type="float">
            <text:p>4</text:p>
          </table:table-cell>
          <table:table-cell office:value-type="float" office:value="-1.02362611601735" calcext:value-type="float">
            <text:p>-1.02</text:p>
          </table:table-cell>
          <table:table-cell office:value-type="float" office:value="56" calcext:value-type="float">
            <text:p>56.00</text:p>
          </table:table-cell>
          <table:table-cell office:value-type="float" office:value="1.9197481473428" calcext:value-type="float">
            <text:p>1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v_good_P438___seq_2</text:p>
          </table:table-cell>
          <table:table-cell office:value-type="string" calcext:value-type="string">
            <text:p>Class II</text:p>
          </table:table-cell>
          <table:table-cell office:value-type="float" office:value="5" calcext:value-type="float">
            <text:p>5</text:p>
          </table:table-cell>
          <table:table-cell office:value-type="float" office:value="-0.800482564703141" calcext:value-type="float">
            <text:p>-0.80</text:p>
          </table:table-cell>
          <table:table-cell office:value-type="float" office:value="26" calcext:value-type="float">
            <text:p>26.00</text:p>
          </table:table-cell>
          <table:table-cell office:value-type="float" office:value="1.15249299462913" calcext:value-type="float">
            <text:p>1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v_good_P438___seq_3</text:p>
          </table:table-cell>
          <table:table-cell office:value-type="string" calcext:value-type="string">
            <text:p>Class II</text:p>
          </table:table-cell>
          <table:table-cell office:value-type="float" office:value="4" calcext:value-type="float">
            <text:p>4</text:p>
          </table:table-cell>
          <table:table-cell office:value-type="float" office:value="-1.02362611601735" calcext:value-type="float">
            <text:p>-1.02</text:p>
          </table:table-cell>
          <table:table-cell office:value-type="float" office:value="13" calcext:value-type="float">
            <text:p>13.00</text:p>
          </table:table-cell>
          <table:table-cell office:value-type="float" office:value="0.459345814069183" calcext:value-type="float">
            <text:p>0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v_good_P438___seq_4</text:p>
          </table:table-cell>
          <table:table-cell office:value-type="string" calcext:value-type="string">
            <text:p>Class II</text:p>
          </table:table-cell>
          <table:table-cell office:value-type="float" office:value="17" calcext:value-type="float">
            <text:p>17</text:p>
          </table:table-cell>
          <table:table-cell office:value-type="float" office:value="0.423292866918975" calcext:value-type="float">
            <text:p>0.42</text:p>
          </table:table-cell>
          <table:table-cell office:value-type="float" office:value="31" calcext:value-type="float">
            <text:p>31.00</text:p>
          </table:table-cell>
          <table:table-cell office:value-type="float" office:value="1.32838366109279" calcext:value-type="float">
            <text:p>1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v_good_P438___seq_5</text:p>
          </table:table-cell>
          <table:table-cell office:value-type="string" calcext:value-type="string">
            <text:p>Class II</text:p>
          </table:table-cell>
          <table:table-cell office:value-type="float" office:value="7" calcext:value-type="float">
            <text:p>7</text:p>
          </table:table-cell>
          <table:table-cell office:value-type="float" office:value="-0.464010328081928" calcext:value-type="float">
            <text:p>-0.46</text:p>
          </table:table-cell>
          <table:table-cell office:value-type="float" office:value="18" calcext:value-type="float">
            <text:p>18.00</text:p>
          </table:table-cell>
          <table:table-cell office:value-type="float" office:value="0.784768214503811" calcext:value-type="float">
            <text:p>0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v_good_P438___seq_6</text:p>
          </table:table-cell>
          <table:table-cell office:value-type="string" calcext:value-type="string">
            <text:p>Class II</text:p>
          </table:table-cell>
          <table:table-cell office:value-type="float" office:value="11" calcext:value-type="float">
            <text:p>11</text:p>
          </table:table-cell>
          <table:table-cell office:value-type="float" office:value="-0.0120252043388702" calcext:value-type="float">
            <text:p>-0.01</text:p>
          </table:table-cell>
          <table:table-cell office:value-type="float" office:value="46" calcext:value-type="float">
            <text:p>46.00</text:p>
          </table:table-cell>
          <table:table-cell office:value-type="float" office:value="1.72303785309674" calcext:value-type="float">
            <text:p>1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v_good_P438___seq_7</text:p>
          </table:table-cell>
          <table:table-cell office:value-type="string" calcext:value-type="string">
            <text:p>Class II</text:p>
          </table:table-cell>
          <table:table-cell office:value-type="float" office:value="4" calcext:value-type="float">
            <text:p>4</text:p>
          </table:table-cell>
          <table:table-cell office:value-type="float" office:value="-1.02362611601735" calcext:value-type="float">
            <text:p>-1.02</text:p>
          </table:table-cell>
          <table:table-cell office:value-type="float" office:value="38" calcext:value-type="float">
            <text:p>38.00</text:p>
          </table:table-cell>
          <table:table-cell office:value-type="float" office:value="1.53198261633403" calcext:value-type="float">
            <text:p>1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v_good_P438___seq_8</text:p>
          </table:table-cell>
          <table:table-cell office:value-type="string" calcext:value-type="string">
            <text:p>Class II</text:p>
          </table:table-cell>
          <table:table-cell office:value-type="float" office:value="1" calcext:value-type="float">
            <text:p>1</text:p>
          </table:table-cell>
          <table:table-cell office:value-type="float" office:value="-2.40992047713724" calcext:value-type="float">
            <text:p>-2.41</text:p>
          </table:table-cell>
          <table:table-cell office:value-type="float" office:value="2" calcext:value-type="float">
            <text:p>2.00</text:p>
          </table:table-cell>
          <table:table-cell office:value-type="float" office:value="-1.41245636283241" calcext:value-type="float">
            <text:p>-1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v_good_P438___seq_9</text:p>
          </table:table-cell>
          <table:table-cell office:value-type="string" calcext:value-type="string">
            <text:p>Class II</text:p>
          </table:table-cell>
          <table:table-cell office:value-type="float" office:value="3" calcext:value-type="float">
            <text:p>3</text:p>
          </table:table-cell>
          <table:table-cell office:value-type="float" office:value="-1.31130818846913" calcext:value-type="float">
            <text:p>-1.31</text:p>
          </table:table-cell>
          <table:table-cell office:value-type="float" office:value="33" calcext:value-type="float">
            <text:p>33.00</text:p>
          </table:table-cell>
          <table:table-cell office:value-type="float" office:value="1.39090401807413" calcext:value-type="float">
            <text:p>1.39</text:p>
          </table:table-cell>
          <table:table-cell table:number-columns-repeated="3"/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artial basic" table:style-name="ta1"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ranch_color</text:p>
          </table:table-cell>
          <table:table-cell table:style-name="ce3" office:value-type="string" calcext:value-type="string">
            <text:p>leaf_dot_size</text:p>
          </table:table-cell>
          <table:table-cell table:style-name="ce3" office:value-type="string" calcext:value-type="string">
            <text:p>leaf_dot_color</text:p>
          </table:table-cell>
          <table:table-cell table:style-name="ce3" office:value-type="string" calcext:value-type="string">
            <text:p>new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dae</text:p>
          </table:table-cell>
          <table:table-cell office:value-type="string" calcext:value-type="string">
            <text:p>k_light_blu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ass 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dag</text:p>
          </table:table-cell>
          <table:table-cell office:value-type="string" calcext:value-type="string">
            <text:p>k_light_blu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ass 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dam</text:p>
          </table:table-cell>
          <table:table-cell office:value-type="string" calcext:value-type="string">
            <text:p>k_light_blu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ass 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de</text:p>
          </table:table-cell>
          <table:table-cell office:value-type="string" calcext:value-type="string">
            <text:p>k_light_blu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ass 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djd</text:p>
          </table:table-cell>
          <table:table-cell office:value-type="string" calcext:value-type="string">
            <text:p>k_oran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ass II (di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djm</text:p>
          </table:table-cell>
          <table:table-cell office:value-type="string" calcext:value-type="string">
            <text:p>k_re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ass II (mon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_good_P438</text:p>
          </table:table-cell>
          <table:table-cell office:value-type="string" calcext:value-type="string">
            <text:p>#CCCCC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reddish_orange</text:p>
          </table:table-cell>
          <table:table-cell office:value-type="string" calcext:value-type="string">
            <text:p>Class 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_good_L438</text:p>
          </table:table-cell>
          <table:table-cell office:value-type="string" calcext:value-type="string">
            <text:p>#CCCCC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_blue</text:p>
          </table:table-cell>
          <table:table-cell office:value-type="string" calcext:value-type="string">
            <text:p>Class I</text:p>
          </table:table-cell>
          <table:table-cell table:number-columns-repeated="2"/>
        </table:table-row>
      </table:table>
      <table:table table:name="exact bars" table:style-name="ta1">
        <table:table-column table:style-name="co11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ranch_color</text:p>
          </table:table-cell>
          <table:table-cell table:style-name="ce3" office:value-type="string" calcext:value-type="string">
            <text:p>bar1_height</text:p>
          </table:table-cell>
          <table:table-cell table:style-name="ce3" office:value-type="string" calcext:value-type="string">
            <text:p>bar2_height</text:p>
          </table:table-cell>
          <table:table-cell table:style-name="ce3" office:value-type="string" calcext:value-type="string">
            <text:p>bar1_color</text:p>
          </table:table-cell>
          <table:table-cell table:style-name="ce3" office:value-type="string" calcext:value-type="string">
            <text:p>bar2_color</text:p>
          </table:table-cell>
          <table:table-cell table:style-name="ce3" office:value-type="string" calcext:value-type="string">
            <text:p>bar3_height</text:p>
          </table:table-cell>
          <table:table-cell table:style-name="ce3" office:value-type="string" calcext:value-type="string">
            <text:p>bar3_gradient</text:p>
          </table:table-cell>
          <table:table-cell table:style-name="ce3" office:value-type="string" calcext:value-type="string">
            <text:p>new_name</text:p>
          </table:table-cell>
          <table:table-cell table:number-columns-repeated="2"/>
        </table:table-row>
        <table:table-row table:style-name="ro1">
          <table:table-cell table:formula="of:=[$metadata.A2]" office:value-type="string" office:string-value="gov_good_L438___seq_1" calcext:value-type="string">
            <text:p>gov_good_L438___seq_1</text:p>
          </table:table-cell>
          <table:table-cell table:formula="of:=VLOOKUP([$metadata.B2];[$metadata.H$1:$metadata.I$1048576];2)" office:value-type="string" office:string-value="k_blue" calcext:value-type="string">
            <text:p>k_blue</text:p>
          </table:table-cell>
          <table:table-cell table:style-name="ce2" table:formula="of:=[$metadata.D2]" office:value-type="float" office:value="2.04442681911627" calcext:value-type="float">
            <text:p>2.04</text:p>
          </table:table-cell>
          <table:table-cell table:style-name="ce2" table:formula="of:=[$metadata.F2]" office:value-type="float" office:value="0.292291729406017" calcext:value-type="float">
            <text:p>0.29</text:p>
          </table:table-cell>
          <table:table-cell table:formula="of:=IF([.C2]&lt;0;[.$K$2];[.$K$3])" office:value-type="string" office:string-value="#35978F" calcext:value-type="string">
            <text:p>#35978F</text:p>
          </table:table-cell>
          <table:table-cell table:formula="of:=IF([.D2]&lt;0;[.$K$2];[.$K$3])" office:value-type="string" office:string-value="#35978F" calcext:value-type="string">
            <text:p>#35978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ples</text:p>
          </table:table-cell>
          <table:table-cell table:formula="of:=[$metadata.B2]" office:value-type="string" office:string-value="Class I" calcext:value-type="string">
            <text:p>Class I</text:p>
          </table:table-cell>
          <table:table-cell/>
          <table:table-cell office:value-type="string" calcext:value-type="string">
            <text:p>#BF812D</text:p>
          </table:table-cell>
        </table:table-row>
        <table:table-row table:style-name="ro1">
          <table:table-cell table:formula="of:=[$metadata.A3]" office:value-type="string" office:string-value="gov_good_L438___seq_10" calcext:value-type="string">
            <text:p>gov_good_L438___seq_10</text:p>
          </table:table-cell>
          <table:table-cell table:formula="of:=VLOOKUP([$metadata.B3];[$metadata.H$1:$metadata.I$1048576];2)" office:value-type="string" office:string-value="k_blue" calcext:value-type="string">
            <text:p>k_blue</text:p>
          </table:table-cell>
          <table:table-cell table:style-name="ce2" table:formula="of:=[$metadata.D3]" office:value-type="float" office:value="1.11644004747892" calcext:value-type="float">
            <text:p>1.12</text:p>
          </table:table-cell>
          <table:table-cell table:style-name="ce2" table:formula="of:=[$metadata.F3]" office:value-type="float" office:value="-0.313844074164299" calcext:value-type="float">
            <text:p>-0.31</text:p>
          </table:table-cell>
          <table:table-cell table:formula="of:=IF([.C3]&lt;0;[.$K$2];[.$K$3])" office:value-type="string" office:string-value="#35978F" calcext:value-type="string">
            <text:p>#35978F</text:p>
          </table:table-cell>
          <table:table-cell table:formula="of:=IF([.D3]&lt;0;[.$K$2];[.$K$3])" office:value-type="string" office:string-value="#BF812D" calcext:value-type="string">
            <text:p>#BF81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rples</text:p>
          </table:table-cell>
          <table:table-cell table:formula="of:=[$metadata.B3]" office:value-type="string" office:string-value="Class I" calcext:value-type="string">
            <text:p>Class I</text:p>
          </table:table-cell>
          <table:table-cell/>
          <table:table-cell office:value-type="string" calcext:value-type="string">
            <text:p>#35978F</text:p>
          </table:table-cell>
        </table:table-row>
        <table:table-row table:style-name="ro1">
          <table:table-cell table:formula="of:=[$metadata.A4]" office:value-type="string" office:string-value="gov_good_L438___seq_2" calcext:value-type="string">
            <text:p>gov_good_L438___seq_2</text:p>
          </table:table-cell>
          <table:table-cell table:formula="of:=VLOOKUP([$metadata.B4];[$metadata.H$1:$metadata.I$1048576];2)" office:value-type="string" office:string-value="k_blue" calcext:value-type="string">
            <text:p>k_blue</text:p>
          </table:table-cell>
          <table:table-cell table:style-name="ce2" table:formula="of:=[$metadata.D4]" office:value-type="float" office:value="0.0749861726507595" calcext:value-type="float">
            <text:p>0.07</text:p>
          </table:table-cell>
          <table:table-cell table:style-name="ce2" table:formula="of:=[$metadata.F4]" office:value-type="float" office:value="-1.41245636283241" calcext:value-type="float">
            <text:p>-1.41</text:p>
          </table:table-cell>
          <table:table-cell table:formula="of:=IF([.C4]&lt;0;[.$K$2];[.$K$3])" office:value-type="string" office:string-value="#35978F" calcext:value-type="string">
            <text:p>#35978F</text:p>
          </table:table-cell>
          <table:table-cell table:formula="of:=IF([.D4]&lt;0;[.$K$2];[.$K$3])" office:value-type="string" office:string-value="#BF812D" calcext:value-type="string">
            <text:p>#BF812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rples</text:p>
          </table:table-cell>
          <table:table-cell table:formula="of:=[$metadata.B4]" office:value-type="string" office:string-value="Class I" calcext:value-type="string">
            <text:p>Class I</text:p>
          </table:table-cell>
          <table:table-cell table:number-columns-repeated="2"/>
        </table:table-row>
        <table:table-row table:style-name="ro1">
          <table:table-cell table:formula="of:=[$metadata.A5]" office:value-type="string" office:string-value="gov_good_L438___seq_3" calcext:value-type="string">
            <text:p>gov_good_L438___seq_3</text:p>
          </table:table-cell>
          <table:table-cell table:formula="of:=VLOOKUP([$metadata.B5];[$metadata.H$1:$metadata.I$1048576];2)" office:value-type="string" office:string-value="k_blue" calcext:value-type="string">
            <text:p>k_blue</text:p>
          </table:table-cell>
          <table:table-cell table:style-name="ce2" table:formula="of:=[$metadata.D5]" office:value-type="float" office:value="0.480451280758924" calcext:value-type="float">
            <text:p>0.48</text:p>
          </table:table-cell>
          <table:table-cell table:style-name="ce2" table:formula="of:=[$metadata.F5]" office:value-type="float" office:value="-0.313844074164299" calcext:value-type="float">
            <text:p>-0.31</text:p>
          </table:table-cell>
          <table:table-cell table:formula="of:=IF([.C5]&lt;0;[.$K$2];[.$K$3])" office:value-type="string" office:string-value="#35978F" calcext:value-type="string">
            <text:p>#35978F</text:p>
          </table:table-cell>
          <table:table-cell table:formula="of:=IF([.D5]&lt;0;[.$K$2];[.$K$3])" office:value-type="string" office:string-value="#BF812D" calcext:value-type="string">
            <text:p>#BF812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rples</text:p>
          </table:table-cell>
          <table:table-cell table:formula="of:=[$metadata.B5]" office:value-type="string" office:string-value="Class I" calcext:value-type="string">
            <text:p>Class I</text:p>
          </table:table-cell>
          <table:table-cell table:number-columns-repeated="2"/>
        </table:table-row>
        <table:table-row table:style-name="ro1">
          <table:table-cell table:formula="of:=[$metadata.A6]" office:value-type="string" office:string-value="gov_good_L438___seq_4" calcext:value-type="string">
            <text:p>gov_good_L438___seq_4</text:p>
          </table:table-cell>
          <table:table-cell table:formula="of:=VLOOKUP([$metadata.B6];[$metadata.H$1:$metadata.I$1048576];2)" office:value-type="string" office:string-value="k_blue" calcext:value-type="string">
            <text:p>k_blue</text:p>
          </table:table-cell>
          <table:table-cell table:style-name="ce2" table:formula="of:=[$metadata.D6]" office:value-type="float" office:value="1.59741270809523" calcext:value-type="float">
            <text:p>1.60</text:p>
          </table:table-cell>
          <table:table-cell table:style-name="ce2" table:formula="of:=[$metadata.F6]" office:value-type="float" office:value="-1.00699125472424" calcext:value-type="float">
            <text:p>-1.01</text:p>
          </table:table-cell>
          <table:table-cell table:formula="of:=IF([.C6]&lt;0;[.$K$2];[.$K$3])" office:value-type="string" office:string-value="#35978F" calcext:value-type="string">
            <text:p>#35978F</text:p>
          </table:table-cell>
          <table:table-cell table:formula="of:=IF([.D6]&lt;0;[.$K$2];[.$K$3])" office:value-type="string" office:string-value="#BF812D" calcext:value-type="string">
            <text:p>#BF812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rples</text:p>
          </table:table-cell>
          <table:table-cell table:formula="of:=[$metadata.B6]" office:value-type="string" office:string-value="Class I" calcext:value-type="string">
            <text:p>Class I</text:p>
          </table:table-cell>
          <table:table-cell table:number-columns-repeated="2"/>
        </table:table-row>
        <table:table-row table:style-name="ro1">
          <table:table-cell table:formula="of:=[$metadata.A7]" office:value-type="string" office:string-value="gov_good_L438___seq_5" calcext:value-type="string">
            <text:p>gov_good_L438___seq_5</text:p>
          </table:table-cell>
          <table:table-cell table:formula="of:=VLOOKUP([$metadata.B7];[$metadata.H$1:$metadata.I$1048576];2)" office:value-type="string" office:string-value="k_blue" calcext:value-type="string">
            <text:p>k_blue</text:p>
          </table:table-cell>
          <table:table-cell table:style-name="ce2" table:formula="of:=[$metadata.D7]" office:value-type="float" office:value="0.155028880324296" calcext:value-type="float">
            <text:p>0.16</text:p>
          </table:table-cell>
          <table:table-cell table:style-name="ce2" table:formula="of:=[$metadata.F7]" office:value-type="float" office:value="-0.719309182272463" calcext:value-type="float">
            <text:p>-0.72</text:p>
          </table:table-cell>
          <table:table-cell table:formula="of:=IF([.C7]&lt;0;[.$K$2];[.$K$3])" office:value-type="string" office:string-value="#35978F" calcext:value-type="string">
            <text:p>#35978F</text:p>
          </table:table-cell>
          <table:table-cell table:formula="of:=IF([.D7]&lt;0;[.$K$2];[.$K$3])" office:value-type="string" office:string-value="#BF812D" calcext:value-type="string">
            <text:p>#BF812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rples</text:p>
          </table:table-cell>
          <table:table-cell table:formula="of:=[$metadata.B7]" office:value-type="string" office:string-value="Class I" calcext:value-type="string">
            <text:p>Class I</text:p>
          </table:table-cell>
          <table:table-cell table:number-columns-repeated="2"/>
        </table:table-row>
        <table:table-row table:style-name="ro1">
          <table:table-cell table:formula="of:=[$metadata.A8]" office:value-type="string" office:string-value="gov_good_L438___seq_6" calcext:value-type="string">
            <text:p>gov_good_L438___seq_6</text:p>
          </table:table-cell>
          <table:table-cell table:formula="of:=VLOOKUP([$metadata.B8];[$metadata.H$1:$metadata.I$1048576];2)" office:value-type="string" office:string-value="k_blue" calcext:value-type="string">
            <text:p>k_blue</text:p>
          </table:table-cell>
          <table:table-cell table:style-name="ce2" table:formula="of:=[$metadata.D8]" office:value-type="float" office:value="-0.107335384143195" calcext:value-type="float">
            <text:p>-0.11</text:p>
          </table:table-cell>
          <table:table-cell table:style-name="ce2" table:formula="of:=[$metadata.F8]" office:value-type="float" office:value="-2.10560354339235" calcext:value-type="float">
            <text:p>-2.11</text:p>
          </table:table-cell>
          <table:table-cell table:formula="of:=IF([.C8]&lt;0;[.$K$2];[.$K$3])" office:value-type="string" office:string-value="#BF812D" calcext:value-type="string">
            <text:p>#BF812D</text:p>
          </table:table-cell>
          <table:table-cell table:formula="of:=IF([.D8]&lt;0;[.$K$2];[.$K$3])" office:value-type="string" office:string-value="#BF812D" calcext:value-type="string">
            <text:p>#BF812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rples</text:p>
          </table:table-cell>
          <table:table-cell table:formula="of:=[$metadata.B8]" office:value-type="string" office:string-value="Class I" calcext:value-type="string">
            <text:p>Class I</text:p>
          </table:table-cell>
          <table:table-cell table:number-columns-repeated="2"/>
        </table:table-row>
        <table:table-row table:style-name="ro1">
          <table:table-cell table:formula="of:=[$metadata.A9]" office:value-type="string" office:string-value="gov_good_L438___seq_7" calcext:value-type="string">
            <text:p>gov_good_L438___seq_7</text:p>
          </table:table-cell>
          <table:table-cell table:formula="of:=VLOOKUP([$metadata.B9];[$metadata.H$1:$metadata.I$1048576];2)" office:value-type="string" office:string-value="k_blue" calcext:value-type="string">
            <text:p>k_blue</text:p>
          </table:table-cell>
          <table:table-cell table:style-name="ce2" table:formula="of:=[$metadata.D9]" office:value-type="float" office:value="1.05581542566249" calcext:value-type="float">
            <text:p>1.06</text:p>
          </table:table-cell>
          <table:table-cell table:style-name="ce2" table:formula="of:=[$metadata.F9]" office:value-type="float" office:value="-0.719309182272463" calcext:value-type="float">
            <text:p>-0.72</text:p>
          </table:table-cell>
          <table:table-cell table:formula="of:=IF([.C9]&lt;0;[.$K$2];[.$K$3])" office:value-type="string" office:string-value="#35978F" calcext:value-type="string">
            <text:p>#35978F</text:p>
          </table:table-cell>
          <table:table-cell table:formula="of:=IF([.D9]&lt;0;[.$K$2];[.$K$3])" office:value-type="string" office:string-value="#BF812D" calcext:value-type="string">
            <text:p>#BF812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rples</text:p>
          </table:table-cell>
          <table:table-cell table:formula="of:=[$metadata.B9]" office:value-type="string" office:string-value="Class I" calcext:value-type="string">
            <text:p>Class I</text:p>
          </table:table-cell>
          <table:table-cell table:number-columns-repeated="2"/>
        </table:table-row>
        <table:table-row table:style-name="ro1">
          <table:table-cell table:formula="of:=[$metadata.A10]" office:value-type="string" office:string-value="gov_good_L438___seq_8" calcext:value-type="string">
            <text:p>gov_good_L438___seq_8</text:p>
          </table:table-cell>
          <table:table-cell table:formula="of:=VLOOKUP([$metadata.B10];[$metadata.H$1:$metadata.I$1048576];2)" office:value-type="string" office:string-value="k_blue" calcext:value-type="string">
            <text:p>k_blue</text:p>
          </table:table-cell>
          <table:table-cell table:style-name="ce2" table:formula="of:=[$metadata.D10]" office:value-type="float" office:value="1.71721390790785" calcext:value-type="float">
            <text:p>1.72</text:p>
          </table:table-cell>
          <table:table-cell table:style-name="ce2" table:formula="of:=[$metadata.F10]" office:value-type="float" office:value="-0.313844074164299" calcext:value-type="float">
            <text:p>-0.31</text:p>
          </table:table-cell>
          <table:table-cell table:formula="of:=IF([.C10]&lt;0;[.$K$2];[.$K$3])" office:value-type="string" office:string-value="#35978F" calcext:value-type="string">
            <text:p>#35978F</text:p>
          </table:table-cell>
          <table:table-cell table:formula="of:=IF([.D10]&lt;0;[.$K$2];[.$K$3])" office:value-type="string" office:string-value="#BF812D" calcext:value-type="string">
            <text:p>#BF812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rples</text:p>
          </table:table-cell>
          <table:table-cell table:formula="of:=[$metadata.B10]" office:value-type="string" office:string-value="Class I" calcext:value-type="string">
            <text:p>Class I</text:p>
          </table:table-cell>
          <table:table-cell table:number-columns-repeated="2"/>
        </table:table-row>
        <table:table-row table:style-name="ro1">
          <table:table-cell table:formula="of:=[$metadata.A11]" office:value-type="string" office:string-value="gov_good_L438___seq_9" calcext:value-type="string">
            <text:p>gov_good_L438___seq_9</text:p>
          </table:table-cell>
          <table:table-cell table:formula="of:=VLOOKUP([$metadata.B11];[$metadata.H$1:$metadata.I$1048576];2)" office:value-type="string" office:string-value="k_blue" calcext:value-type="string">
            <text:p>k_blue</text:p>
          </table:table-cell>
          <table:table-cell table:style-name="ce2" table:formula="of:=[$metadata.D11]" office:value-type="float" office:value="0.534518502029199" calcext:value-type="float">
            <text:p>0.53</text:p>
          </table:table-cell>
          <table:table-cell table:style-name="ce2" table:formula="of:=[$metadata.F11]" office:value-type="float" office:value="-2.10560354339235" calcext:value-type="float">
            <text:p>-2.11</text:p>
          </table:table-cell>
          <table:table-cell table:formula="of:=IF([.C11]&lt;0;[.$K$2];[.$K$3])" office:value-type="string" office:string-value="#35978F" calcext:value-type="string">
            <text:p>#35978F</text:p>
          </table:table-cell>
          <table:table-cell table:formula="of:=IF([.D11]&lt;0;[.$K$2];[.$K$3])" office:value-type="string" office:string-value="#BF812D" calcext:value-type="string">
            <text:p>#BF812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rples</text:p>
          </table:table-cell>
          <table:table-cell table:formula="of:=[$metadata.B11]" office:value-type="string" office:string-value="Class I" calcext:value-type="string">
            <text:p>Class I</text:p>
          </table:table-cell>
          <table:table-cell table:number-columns-repeated="2"/>
        </table:table-row>
        <table:table-row table:style-name="ro1">
          <table:table-cell table:formula="of:=[$metadata.A12]" office:value-type="string" office:string-value="gov_good_P438___seq_1" calcext:value-type="string">
            <text:p>gov_good_P438___seq_1</text:p>
          </table:table-cell>
          <table:table-cell table:formula="of:=VLOOKUP([$metadata.B12];[$metadata.H$1:$metadata.I$1048576];2)" office:value-type="string" office:string-value="k_reddish_orange" calcext:value-type="string">
            <text:p>k_reddish_orange</text:p>
          </table:table-cell>
          <table:table-cell table:style-name="ce2" table:formula="of:=[$metadata.D12]" office:value-type="float" office:value="-1.02362611601735" calcext:value-type="float">
            <text:p>-1.02</text:p>
          </table:table-cell>
          <table:table-cell table:style-name="ce2" table:formula="of:=[$metadata.F12]" office:value-type="float" office:value="-0.15969339433704" calcext:value-type="float">
            <text:p>-0.16</text:p>
          </table:table-cell>
          <table:table-cell table:formula="of:=IF([.C12]&lt;0;[.$K$2];[.$K$3])" office:value-type="string" office:string-value="#BF812D" calcext:value-type="string">
            <text:p>#BF812D</text:p>
          </table:table-cell>
          <table:table-cell table:formula="of:=IF([.D12]&lt;0;[.$K$2];[.$K$3])" office:value-type="string" office:string-value="#BF812D" calcext:value-type="string">
            <text:p>#BF812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urples</text:p>
          </table:table-cell>
          <table:table-cell table:formula="of:=[$metadata.B12]" office:value-type="string" office:string-value="Class II" calcext:value-type="string">
            <text:p>Class II</text:p>
          </table:table-cell>
          <table:table-cell table:number-columns-repeated="2"/>
        </table:table-row>
        <table:table-row table:style-name="ro1">
          <table:table-cell table:formula="of:=[$metadata.A13]" office:value-type="string" office:string-value="gov_good_P438___seq_10" calcext:value-type="string">
            <text:p>gov_good_P438___seq_10</text:p>
          </table:table-cell>
          <table:table-cell table:formula="of:=VLOOKUP([$metadata.B13];[$metadata.H$1:$metadata.I$1048576];2)" office:value-type="string" office:string-value="k_reddish_orange" calcext:value-type="string">
            <text:p>k_reddish_orange</text:p>
          </table:table-cell>
          <table:table-cell table:style-name="ce2" table:formula="of:=[$metadata.D13]" office:value-type="float" office:value="-1.02362611601735" calcext:value-type="float">
            <text:p>-1.02</text:p>
          </table:table-cell>
          <table:table-cell table:style-name="ce2" table:formula="of:=[$metadata.F13]" office:value-type="float" office:value="1.9197481473428" calcext:value-type="float">
            <text:p>1.92</text:p>
          </table:table-cell>
          <table:table-cell table:formula="of:=IF([.C13]&lt;0;[.$K$2];[.$K$3])" office:value-type="string" office:string-value="#BF812D" calcext:value-type="string">
            <text:p>#BF812D</text:p>
          </table:table-cell>
          <table:table-cell table:formula="of:=IF([.D13]&lt;0;[.$K$2];[.$K$3])" office:value-type="string" office:string-value="#35978F" calcext:value-type="string">
            <text:p>#35978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rples</text:p>
          </table:table-cell>
          <table:table-cell table:formula="of:=[$metadata.B13]" office:value-type="string" office:string-value="Class II" calcext:value-type="string">
            <text:p>Class II</text:p>
          </table:table-cell>
          <table:table-cell table:number-columns-repeated="2"/>
        </table:table-row>
        <table:table-row table:style-name="ro1">
          <table:table-cell table:formula="of:=[$metadata.A14]" office:value-type="string" office:string-value="gov_good_P438___seq_2" calcext:value-type="string">
            <text:p>gov_good_P438___seq_2</text:p>
          </table:table-cell>
          <table:table-cell table:formula="of:=VLOOKUP([$metadata.B14];[$metadata.H$1:$metadata.I$1048576];2)" office:value-type="string" office:string-value="k_reddish_orange" calcext:value-type="string">
            <text:p>k_reddish_orange</text:p>
          </table:table-cell>
          <table:table-cell table:style-name="ce2" table:formula="of:=[$metadata.D14]" office:value-type="float" office:value="-0.800482564703141" calcext:value-type="float">
            <text:p>-0.80</text:p>
          </table:table-cell>
          <table:table-cell table:style-name="ce2" table:formula="of:=[$metadata.F14]" office:value-type="float" office:value="1.15249299462913" calcext:value-type="float">
            <text:p>1.15</text:p>
          </table:table-cell>
          <table:table-cell table:formula="of:=IF([.C14]&lt;0;[.$K$2];[.$K$3])" office:value-type="string" office:string-value="#BF812D" calcext:value-type="string">
            <text:p>#BF812D</text:p>
          </table:table-cell>
          <table:table-cell table:formula="of:=IF([.D14]&lt;0;[.$K$2];[.$K$3])" office:value-type="string" office:string-value="#35978F" calcext:value-type="string">
            <text:p>#35978F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urples</text:p>
          </table:table-cell>
          <table:table-cell table:formula="of:=[$metadata.B14]" office:value-type="string" office:string-value="Class II" calcext:value-type="string">
            <text:p>Class II</text:p>
          </table:table-cell>
          <table:table-cell table:number-columns-repeated="2"/>
        </table:table-row>
        <table:table-row table:style-name="ro1">
          <table:table-cell table:formula="of:=[$metadata.A15]" office:value-type="string" office:string-value="gov_good_P438___seq_3" calcext:value-type="string">
            <text:p>gov_good_P438___seq_3</text:p>
          </table:table-cell>
          <table:table-cell table:formula="of:=VLOOKUP([$metadata.B15];[$metadata.H$1:$metadata.I$1048576];2)" office:value-type="string" office:string-value="k_reddish_orange" calcext:value-type="string">
            <text:p>k_reddish_orange</text:p>
          </table:table-cell>
          <table:table-cell table:style-name="ce2" table:formula="of:=[$metadata.D15]" office:value-type="float" office:value="-1.02362611601735" calcext:value-type="float">
            <text:p>-1.02</text:p>
          </table:table-cell>
          <table:table-cell table:style-name="ce2" table:formula="of:=[$metadata.F15]" office:value-type="float" office:value="0.459345814069183" calcext:value-type="float">
            <text:p>0.46</text:p>
          </table:table-cell>
          <table:table-cell table:formula="of:=IF([.C15]&lt;0;[.$K$2];[.$K$3])" office:value-type="string" office:string-value="#BF812D" calcext:value-type="string">
            <text:p>#BF812D</text:p>
          </table:table-cell>
          <table:table-cell table:formula="of:=IF([.D15]&lt;0;[.$K$2];[.$K$3])" office:value-type="string" office:string-value="#35978F" calcext:value-type="string">
            <text:p>#35978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urples</text:p>
          </table:table-cell>
          <table:table-cell table:formula="of:=[$metadata.B15]" office:value-type="string" office:string-value="Class II" calcext:value-type="string">
            <text:p>Class II</text:p>
          </table:table-cell>
          <table:table-cell table:number-columns-repeated="2"/>
        </table:table-row>
        <table:table-row table:style-name="ro1">
          <table:table-cell table:formula="of:=[$metadata.A16]" office:value-type="string" office:string-value="gov_good_P438___seq_4" calcext:value-type="string">
            <text:p>gov_good_P438___seq_4</text:p>
          </table:table-cell>
          <table:table-cell table:formula="of:=VLOOKUP([$metadata.B16];[$metadata.H$1:$metadata.I$1048576];2)" office:value-type="string" office:string-value="k_reddish_orange" calcext:value-type="string">
            <text:p>k_reddish_orange</text:p>
          </table:table-cell>
          <table:table-cell table:style-name="ce2" table:formula="of:=[$metadata.D16]" office:value-type="float" office:value="0.423292866918975" calcext:value-type="float">
            <text:p>0.42</text:p>
          </table:table-cell>
          <table:table-cell table:style-name="ce2" table:formula="of:=[$metadata.F16]" office:value-type="float" office:value="1.32838366109279" calcext:value-type="float">
            <text:p>1.33</text:p>
          </table:table-cell>
          <table:table-cell table:formula="of:=IF([.C16]&lt;0;[.$K$2];[.$K$3])" office:value-type="string" office:string-value="#35978F" calcext:value-type="string">
            <text:p>#35978F</text:p>
          </table:table-cell>
          <table:table-cell table:formula="of:=IF([.D16]&lt;0;[.$K$2];[.$K$3])" office:value-type="string" office:string-value="#35978F" calcext:value-type="string">
            <text:p>#35978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urples</text:p>
          </table:table-cell>
          <table:table-cell table:formula="of:=[$metadata.B16]" office:value-type="string" office:string-value="Class II" calcext:value-type="string">
            <text:p>Class II</text:p>
          </table:table-cell>
          <table:table-cell table:number-columns-repeated="2"/>
        </table:table-row>
        <table:table-row table:style-name="ro1">
          <table:table-cell table:formula="of:=[$metadata.A17]" office:value-type="string" office:string-value="gov_good_P438___seq_5" calcext:value-type="string">
            <text:p>gov_good_P438___seq_5</text:p>
          </table:table-cell>
          <table:table-cell table:formula="of:=VLOOKUP([$metadata.B17];[$metadata.H$1:$metadata.I$1048576];2)" office:value-type="string" office:string-value="k_reddish_orange" calcext:value-type="string">
            <text:p>k_reddish_orange</text:p>
          </table:table-cell>
          <table:table-cell table:style-name="ce2" table:formula="of:=[$metadata.D17]" office:value-type="float" office:value="-0.464010328081928" calcext:value-type="float">
            <text:p>-0.46</text:p>
          </table:table-cell>
          <table:table-cell table:style-name="ce2" table:formula="of:=[$metadata.F17]" office:value-type="float" office:value="0.784768214503811" calcext:value-type="float">
            <text:p>0.78</text:p>
          </table:table-cell>
          <table:table-cell table:formula="of:=IF([.C17]&lt;0;[.$K$2];[.$K$3])" office:value-type="string" office:string-value="#BF812D" calcext:value-type="string">
            <text:p>#BF812D</text:p>
          </table:table-cell>
          <table:table-cell table:formula="of:=IF([.D17]&lt;0;[.$K$2];[.$K$3])" office:value-type="string" office:string-value="#35978F" calcext:value-type="string">
            <text:p>#35978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rples</text:p>
          </table:table-cell>
          <table:table-cell table:formula="of:=[$metadata.B17]" office:value-type="string" office:string-value="Class II" calcext:value-type="string">
            <text:p>Class II</text:p>
          </table:table-cell>
          <table:table-cell table:number-columns-repeated="2"/>
        </table:table-row>
        <table:table-row table:style-name="ro1">
          <table:table-cell table:formula="of:=[$metadata.A18]" office:value-type="string" office:string-value="gov_good_P438___seq_6" calcext:value-type="string">
            <text:p>gov_good_P438___seq_6</text:p>
          </table:table-cell>
          <table:table-cell table:formula="of:=VLOOKUP([$metadata.B18];[$metadata.H$1:$metadata.I$1048576];2)" office:value-type="string" office:string-value="k_reddish_orange" calcext:value-type="string">
            <text:p>k_reddish_orange</text:p>
          </table:table-cell>
          <table:table-cell table:style-name="ce2" table:formula="of:=[$metadata.D18]" office:value-type="float" office:value="-0.0120252043388702" calcext:value-type="float">
            <text:p>-0.01</text:p>
          </table:table-cell>
          <table:table-cell table:style-name="ce2" table:formula="of:=[$metadata.F18]" office:value-type="float" office:value="1.72303785309674" calcext:value-type="float">
            <text:p>1.72</text:p>
          </table:table-cell>
          <table:table-cell table:formula="of:=IF([.C18]&lt;0;[.$K$2];[.$K$3])" office:value-type="string" office:string-value="#BF812D" calcext:value-type="string">
            <text:p>#BF812D</text:p>
          </table:table-cell>
          <table:table-cell table:formula="of:=IF([.D18]&lt;0;[.$K$2];[.$K$3])" office:value-type="string" office:string-value="#35978F" calcext:value-type="string">
            <text:p>#35978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rples</text:p>
          </table:table-cell>
          <table:table-cell table:formula="of:=[$metadata.B18]" office:value-type="string" office:string-value="Class II" calcext:value-type="string">
            <text:p>Class II</text:p>
          </table:table-cell>
          <table:table-cell table:number-columns-repeated="2"/>
        </table:table-row>
        <table:table-row table:style-name="ro1">
          <table:table-cell table:formula="of:=[$metadata.A19]" office:value-type="string" office:string-value="gov_good_P438___seq_7" calcext:value-type="string">
            <text:p>gov_good_P438___seq_7</text:p>
          </table:table-cell>
          <table:table-cell table:formula="of:=VLOOKUP([$metadata.B19];[$metadata.H$1:$metadata.I$1048576];2)" office:value-type="string" office:string-value="k_reddish_orange" calcext:value-type="string">
            <text:p>k_reddish_orange</text:p>
          </table:table-cell>
          <table:table-cell table:style-name="ce2" table:formula="of:=[$metadata.D19]" office:value-type="float" office:value="-1.02362611601735" calcext:value-type="float">
            <text:p>-1.02</text:p>
          </table:table-cell>
          <table:table-cell table:style-name="ce2" table:formula="of:=[$metadata.F19]" office:value-type="float" office:value="1.53198261633403" calcext:value-type="float">
            <text:p>1.53</text:p>
          </table:table-cell>
          <table:table-cell table:formula="of:=IF([.C19]&lt;0;[.$K$2];[.$K$3])" office:value-type="string" office:string-value="#BF812D" calcext:value-type="string">
            <text:p>#BF812D</text:p>
          </table:table-cell>
          <table:table-cell table:formula="of:=IF([.D19]&lt;0;[.$K$2];[.$K$3])" office:value-type="string" office:string-value="#35978F" calcext:value-type="string">
            <text:p>#35978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rples</text:p>
          </table:table-cell>
          <table:table-cell table:formula="of:=[$metadata.B19]" office:value-type="string" office:string-value="Class II" calcext:value-type="string">
            <text:p>Class II</text:p>
          </table:table-cell>
          <table:table-cell table:number-columns-repeated="2"/>
        </table:table-row>
        <table:table-row table:style-name="ro1">
          <table:table-cell table:formula="of:=[$metadata.A20]" office:value-type="string" office:string-value="gov_good_P438___seq_8" calcext:value-type="string">
            <text:p>gov_good_P438___seq_8</text:p>
          </table:table-cell>
          <table:table-cell table:formula="of:=VLOOKUP([$metadata.B20];[$metadata.H$1:$metadata.I$1048576];2)" office:value-type="string" office:string-value="k_reddish_orange" calcext:value-type="string">
            <text:p>k_reddish_orange</text:p>
          </table:table-cell>
          <table:table-cell table:style-name="ce2" table:formula="of:=[$metadata.D20]" office:value-type="float" office:value="-2.40992047713724" calcext:value-type="float">
            <text:p>-2.41</text:p>
          </table:table-cell>
          <table:table-cell table:style-name="ce2" table:formula="of:=[$metadata.F20]" office:value-type="float" office:value="-1.41245636283241" calcext:value-type="float">
            <text:p>-1.41</text:p>
          </table:table-cell>
          <table:table-cell table:formula="of:=IF([.C20]&lt;0;[.$K$2];[.$K$3])" office:value-type="string" office:string-value="#BF812D" calcext:value-type="string">
            <text:p>#BF812D</text:p>
          </table:table-cell>
          <table:table-cell table:formula="of:=IF([.D20]&lt;0;[.$K$2];[.$K$3])" office:value-type="string" office:string-value="#BF812D" calcext:value-type="string">
            <text:p>#BF812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urples</text:p>
          </table:table-cell>
          <table:table-cell table:formula="of:=[$metadata.B20]" office:value-type="string" office:string-value="Class II" calcext:value-type="string">
            <text:p>Class II</text:p>
          </table:table-cell>
          <table:table-cell table:number-columns-repeated="2"/>
        </table:table-row>
        <table:table-row table:style-name="ro1">
          <table:table-cell table:formula="of:=[$metadata.A21]" office:value-type="string" office:string-value="gov_good_P438___seq_9" calcext:value-type="string">
            <text:p>gov_good_P438___seq_9</text:p>
          </table:table-cell>
          <table:table-cell table:formula="of:=VLOOKUP([$metadata.B21];[$metadata.H$1:$metadata.I$1048576];2)" office:value-type="string" office:string-value="k_reddish_orange" calcext:value-type="string">
            <text:p>k_reddish_orange</text:p>
          </table:table-cell>
          <table:table-cell table:style-name="ce2" table:formula="of:=[$metadata.D21]" office:value-type="float" office:value="-1.31130818846913" calcext:value-type="float">
            <text:p>-1.31</text:p>
          </table:table-cell>
          <table:table-cell table:style-name="ce2" table:formula="of:=[$metadata.F21]" office:value-type="float" office:value="1.39090401807413" calcext:value-type="float">
            <text:p>1.39</text:p>
          </table:table-cell>
          <table:table-cell table:formula="of:=IF([.C21]&lt;0;[.$K$2];[.$K$3])" office:value-type="string" office:string-value="#BF812D" calcext:value-type="string">
            <text:p>#BF812D</text:p>
          </table:table-cell>
          <table:table-cell table:formula="of:=IF([.D21]&lt;0;[.$K$2];[.$K$3])" office:value-type="string" office:string-value="#35978F" calcext:value-type="string">
            <text:p>#35978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urples</text:p>
          </table:table-cell>
          <table:table-cell table:formula="of:=[$metadata.B21]" office:value-type="string" office:string-value="Class II" calcext:value-type="string">
            <text:p>Class 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_00303___ban92911_1___nrde___bacteria_firmicutes_streptococcus_dysgalactiae_subsp_equisimilis_167</text:p>
          </table:table-cell>
          <table:table-cell office:value-type="string" calcext:value-type="string">
            <text:p>#CCCCC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22]&lt;0;[.$K$2];[.$K$3])" office:value-type="string" office:string-value="#35978F" calcext:value-type="string">
            <text:p>#35978F</text:p>
          </table:table-cell>
          <table:table-cell table:formula="of:=IF([.D22]&lt;0;[.$K$2];[.$K$3])" office:value-type="string" office:string-value="#35978F" calcext:value-type="string">
            <text:p>#3597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__IROKI_BLANK_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_03338___adu97513_1___nrdam___bacteria_aquificae_thermovibrio_ammonificans_hb_1</text:p>
          </table:table-cell>
          <table:table-cell office:value-type="string" calcext:value-type="string">
            <text:p>#CCCCC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23]&lt;0;[.$K$2];[.$K$3])" office:value-type="string" office:string-value="#35978F" calcext:value-type="string">
            <text:p>#35978F</text:p>
          </table:table-cell>
          <table:table-cell table:formula="of:=IF([.D23]&lt;0;[.$K$2];[.$K$3])" office:value-type="string" office:string-value="#35978F" calcext:value-type="string">
            <text:p>#3597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__IROKI_BLANK_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_05000___kxk34305_1___nrdjd___bacteria_chlorobi_chlorobi_bacterium_olb6</text:p>
          </table:table-cell>
          <table:table-cell office:value-type="string" calcext:value-type="string">
            <text:p>#CCCCC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24]&lt;0;[.$K$2];[.$K$3])" office:value-type="string" office:string-value="#35978F" calcext:value-type="string">
            <text:p>#35978F</text:p>
          </table:table-cell>
          <table:table-cell table:formula="of:=IF([.D24]&lt;0;[.$K$2];[.$K$3])" office:value-type="string" office:string-value="#35978F" calcext:value-type="string">
            <text:p>#3597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__IROKI_BLANK_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_05084___eaz90739_1___nrdam___bacteria_cyanobacteria_cyanothece_sp_ccy0110</text:p>
          </table:table-cell>
          <table:table-cell office:value-type="string" calcext:value-type="string">
            <text:p>#CCCCC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25]&lt;0;[.$K$2];[.$K$3])" office:value-type="string" office:string-value="#35978F" calcext:value-type="string">
            <text:p>#35978F</text:p>
          </table:table-cell>
          <table:table-cell table:formula="of:=IF([.D25]&lt;0;[.$K$2];[.$K$3])" office:value-type="string" office:string-value="#35978F" calcext:value-type="string">
            <text:p>#3597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__IROKI_BLANK_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_05207___aca99346_1___nrdam___bacteria_cyanobacteria_synechococcus_sp_pcc_7002</text:p>
          </table:table-cell>
          <table:table-cell office:value-type="string" calcext:value-type="string">
            <text:p>#CCCCC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26]&lt;0;[.$K$2];[.$K$3])" office:value-type="string" office:string-value="#35978F" calcext:value-type="string">
            <text:p>#35978F</text:p>
          </table:table-cell>
          <table:table-cell table:formula="of:=IF([.D26]&lt;0;[.$K$2];[.$K$3])" office:value-type="string" office:string-value="#35978F" calcext:value-type="string">
            <text:p>#3597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__IROKI_BLANK_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_05317___amb92222_1___nrde___bacteria_firmicutes_aerococcus_christensenii</text:p>
          </table:table-cell>
          <table:table-cell office:value-type="string" calcext:value-type="string">
            <text:p>#CCCCC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27]&lt;0;[.$K$2];[.$K$3])" office:value-type="string" office:string-value="#35978F" calcext:value-type="string">
            <text:p>#35978F</text:p>
          </table:table-cell>
          <table:table-cell table:formula="of:=IF([.D27]&lt;0;[.$K$2];[.$K$3])" office:value-type="string" office:string-value="#35978F" calcext:value-type="string">
            <text:p>#3597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__IROKI_BLANK_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_06434___krl95352_1___nrde___bacteria_firmicutes_lactobacillus_hammesii_dsm_16381</text:p>
          </table:table-cell>
          <table:table-cell office:value-type="string" calcext:value-type="string">
            <text:p>#CCCCC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28]&lt;0;[.$K$2];[.$K$3])" office:value-type="string" office:string-value="#35978F" calcext:value-type="string">
            <text:p>#35978F</text:p>
          </table:table-cell>
          <table:table-cell table:formula="of:=IF([.D28]&lt;0;[.$K$2];[.$K$3])" office:value-type="string" office:string-value="#35978F" calcext:value-type="string">
            <text:p>#3597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__IROKI_BLANK_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_07314___efh37098_1___nrde___bacteria_firmicutes_staphylococcus_aureus_a8796</text:p>
          </table:table-cell>
          <table:table-cell office:value-type="string" calcext:value-type="string">
            <text:p>#CCCCC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29]&lt;0;[.$K$2];[.$K$3])" office:value-type="string" office:string-value="#35978F" calcext:value-type="string">
            <text:p>#35978F</text:p>
          </table:table-cell>
          <table:table-cell table:formula="of:=IF([.D29]&lt;0;[.$K$2];[.$K$3])" office:value-type="string" office:string-value="#35978F" calcext:value-type="string">
            <text:p>#3597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__IROKI_BLANK_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_08167___out52680_1___nrdjm___bacteria_planctomycetes_phycisphaera_sp_tmed9</text:p>
          </table:table-cell>
          <table:table-cell office:value-type="string" calcext:value-type="string">
            <text:p>#CCCCC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30]&lt;0;[.$K$2];[.$K$3])" office:value-type="string" office:string-value="#35978F" calcext:value-type="string">
            <text:p>#35978F</text:p>
          </table:table-cell>
          <table:table-cell table:formula="of:=IF([.D30]&lt;0;[.$K$2];[.$K$3])" office:value-type="string" office:string-value="#35978F" calcext:value-type="string">
            <text:p>#3597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__IROKI_BLANK_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_13502___ank80179_1___nrdjd___bacteria_proteobacteria_rhizobiales_bacterium_nrl2</text:p>
          </table:table-cell>
          <table:table-cell office:value-type="string" calcext:value-type="string">
            <text:p>#CCCCC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31]&lt;0;[.$K$2];[.$K$3])" office:value-type="string" office:string-value="#35978F" calcext:value-type="string">
            <text:p>#35978F</text:p>
          </table:table-cell>
          <table:table-cell table:formula="of:=IF([.D31]&lt;0;[.$K$2];[.$K$3])" office:value-type="string" office:string-value="#35978F" calcext:value-type="string">
            <text:p>#3597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__IROKI_BLANK_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_15216___abz94144_1___nrdjd___bacteria_spirochaetes_leptospira_biflexa_serovar_patoc_strain_patoc_1_ames_</text:p>
          </table:table-cell>
          <table:table-cell office:value-type="string" calcext:value-type="string">
            <text:p>#CCCCC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32]&lt;0;[.$K$2];[.$K$3])" office:value-type="string" office:string-value="#35978F" calcext:value-type="string">
            <text:p>#35978F</text:p>
          </table:table-cell>
          <table:table-cell table:formula="of:=IF([.D32]&lt;0;[.$K$2];[.$K$3])" office:value-type="string" office:string-value="#35978F" calcext:value-type="string">
            <text:p>#3597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__IROKI_BLANK_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_15557___eso06591_1___nrdae___eukaryota_annelida_helobdella_robusta</text:p>
          </table:table-cell>
          <table:table-cell office:value-type="string" calcext:value-type="string">
            <text:p>#CCCCC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33]&lt;0;[.$K$2];[.$K$3])" office:value-type="string" office:string-value="#35978F" calcext:value-type="string">
            <text:p>#35978F</text:p>
          </table:table-cell>
          <table:table-cell table:formula="of:=IF([.D33]&lt;0;[.$K$2];[.$K$3])" office:value-type="string" office:string-value="#35978F" calcext:value-type="string">
            <text:p>#3597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__IROKI_BLANK_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_15831___esu11102_1___nrdae___eukaryota_ascomycota_fusarium_graminearum_ph_1</text:p>
          </table:table-cell>
          <table:table-cell office:value-type="string" calcext:value-type="string">
            <text:p>#CCCCC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34]&lt;0;[.$K$2];[.$K$3])" office:value-type="string" office:string-value="#35978F" calcext:value-type="string">
            <text:p>#35978F</text:p>
          </table:table-cell>
          <table:table-cell table:formula="of:=IF([.D34]&lt;0;[.$K$2];[.$K$3])" office:value-type="string" office:string-value="#35978F" calcext:value-type="string">
            <text:p>#3597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__IROKI_BLANK_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_16427___pav64354_1___nrdae___eukaryota_nematoda_diploscapter_pachys</text:p>
          </table:table-cell>
          <table:table-cell office:value-type="string" calcext:value-type="string">
            <text:p>#CCCCC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35]&lt;0;[.$K$2];[.$K$3])" office:value-type="string" office:string-value="#35978F" calcext:value-type="string">
            <text:p>#35978F</text:p>
          </table:table-cell>
          <table:table-cell table:formula="of:=IF([.D35]&lt;0;[.$K$2];[.$K$3])" office:value-type="string" office:string-value="#35978F" calcext:value-type="string">
            <text:p>#3597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__IROKI_BLANK_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_16478___ker30218_1___nrdae___eukaryota_platyhelminthes_opisthorchis_viverrini</text:p>
          </table:table-cell>
          <table:table-cell office:value-type="string" calcext:value-type="string">
            <text:p>#CCCCC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36]&lt;0;[.$K$2];[.$K$3])" office:value-type="string" office:string-value="#35978F" calcext:value-type="string">
            <text:p>#35978F</text:p>
          </table:table-cell>
          <table:table-cell table:formula="of:=IF([.D36]&lt;0;[.$K$2];[.$K$3])" office:value-type="string" office:string-value="#35978F" calcext:value-type="string">
            <text:p>#3597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__IROKI_BLANK_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_16511___kqk01220_1___nrdae___eukaryota_streptophyta_brachypodium_distachyon</text:p>
          </table:table-cell>
          <table:table-cell office:value-type="string" calcext:value-type="string">
            <text:p>#CCCCC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37]&lt;0;[.$K$2];[.$K$3])" office:value-type="string" office:string-value="#35978F" calcext:value-type="string">
            <text:p>#35978F</text:p>
          </table:table-cell>
          <table:table-cell table:formula="of:=IF([.D37]&lt;0;[.$K$2];[.$K$3])" office:value-type="string" office:string-value="#35978F" calcext:value-type="string">
            <text:p>#3597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__IROKI_BLANK_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_16607___oht06896_1___nrdag___eukaryota_tritrichomonas_foetus</text:p>
          </table:table-cell>
          <table:table-cell office:value-type="string" calcext:value-type="string">
            <text:p>#CCCCC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38]&lt;0;[.$K$2];[.$K$3])" office:value-type="string" office:string-value="#35978F" calcext:value-type="string">
            <text:p>#35978F</text:p>
          </table:table-cell>
          <table:table-cell table:formula="of:=IF([.D38]&lt;0;[.$K$2];[.$K$3])" office:value-type="string" office:string-value="#35978F" calcext:value-type="string">
            <text:p>#3597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__IROKI_BLANK_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_17026___agr48571_1___nrdam___viruses_microcystis_phage_mamv_dc</text:p>
          </table:table-cell>
          <table:table-cell office:value-type="string" calcext:value-type="string">
            <text:p>#CCCCC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39]&lt;0;[.$K$2];[.$K$3])" office:value-type="string" office:string-value="#35978F" calcext:value-type="string">
            <text:p>#35978F</text:p>
          </table:table-cell>
          <table:table-cell table:formula="of:=IF([.D39]&lt;0;[.$K$2];[.$K$3])" office:value-type="string" office:string-value="#35978F" calcext:value-type="string">
            <text:p>#3597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__IROKI_BLANK_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_17114___ala48153_1___nrdjm___viruses_mycobacterium_phage_phlei</text:p>
          </table:table-cell>
          <table:table-cell office:value-type="string" calcext:value-type="string">
            <text:p>#CCCCC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40]&lt;0;[.$K$2];[.$K$3])" office:value-type="string" office:string-value="#35978F" calcext:value-type="string">
            <text:p>#35978F</text:p>
          </table:table-cell>
          <table:table-cell table:formula="of:=IF([.D40]&lt;0;[.$K$2];[.$K$3])" office:value-type="string" office:string-value="#35978F" calcext:value-type="string">
            <text:p>#3597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__IROKI_BLANK_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_17202___age60483_1___nrdag___viruses_pelagibacter_phage_htvc008m</text:p>
          </table:table-cell>
          <table:table-cell office:value-type="string" calcext:value-type="string">
            <text:p>#CCCCC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41]&lt;0;[.$K$2];[.$K$3])" office:value-type="string" office:string-value="#35978F" calcext:value-type="string">
            <text:p>#35978F</text:p>
          </table:table-cell>
          <table:table-cell table:formula="of:=IF([.D41]&lt;0;[.$K$2];[.$K$3])" office:value-type="string" office:string-value="#35978F" calcext:value-type="string">
            <text:p>#3597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__IROKI_BLANK_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_17251___arv77098_1___nrdag___viruses_pseudomonas_phage_phabio</text:p>
          </table:table-cell>
          <table:table-cell office:value-type="string" calcext:value-type="string">
            <text:p>#CCCCC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42]&lt;0;[.$K$2];[.$K$3])" office:value-type="string" office:string-value="#35978F" calcext:value-type="string">
            <text:p>#35978F</text:p>
          </table:table-cell>
          <table:table-cell table:formula="of:=IF([.D42]&lt;0;[.$K$2];[.$K$3])" office:value-type="string" office:string-value="#35978F" calcext:value-type="string">
            <text:p>#3597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__IROKI_BLANK_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_17317___ahj10534_1___nrdag___viruses_shewanella_phage_spp001</text:p>
          </table:table-cell>
          <table:table-cell office:value-type="string" calcext:value-type="string">
            <text:p>#CCCCC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43]&lt;0;[.$K$2];[.$K$3])" office:value-type="string" office:string-value="#35978F" calcext:value-type="string">
            <text:p>#35978F</text:p>
          </table:table-cell>
          <table:table-cell table:formula="of:=IF([.D43]&lt;0;[.$K$2];[.$K$3])" office:value-type="string" office:string-value="#35978F" calcext:value-type="string">
            <text:p>#3597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__IROKI_BLANK_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_17435___aga17885_1___nrdjm___viruses_synechococcus_phage_p60</text:p>
          </table:table-cell>
          <table:table-cell office:value-type="string" calcext:value-type="string">
            <text:p>#CCCCC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44]&lt;0;[.$K$2];[.$K$3])" office:value-type="string" office:string-value="#35978F" calcext:value-type="string">
            <text:p>#35978F</text:p>
          </table:table-cell>
          <table:table-cell table:formula="of:=IF([.D44]&lt;0;[.$K$2];[.$K$3])" office:value-type="string" office:string-value="#35978F" calcext:value-type="string">
            <text:p>#3597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__IROKI_BLANK_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_21214___wp_072619604_1___nrdam___bacteria_cyanobacteria_spirulina_major</text:p>
          </table:table-cell>
          <table:table-cell office:value-type="string" calcext:value-type="string">
            <text:p>#CCCCC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45]&lt;0;[.$K$2];[.$K$3])" office:value-type="string" office:string-value="#35978F" calcext:value-type="string">
            <text:p>#35978F</text:p>
          </table:table-cell>
          <table:table-cell table:formula="of:=IF([.D45]&lt;0;[.$K$2];[.$K$3])" office:value-type="string" office:string-value="#35978F" calcext:value-type="string">
            <text:p>#3597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__IROKI_BLANK_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_21778___wp_083208788_1___nrdjm___bacteria_firmicutes_brevibacillus_laterosporus</text:p>
          </table:table-cell>
          <table:table-cell office:value-type="string" calcext:value-type="string">
            <text:p>#CCCCC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46]&lt;0;[.$K$2];[.$K$3])" office:value-type="string" office:string-value="#35978F" calcext:value-type="string">
            <text:p>#35978F</text:p>
          </table:table-cell>
          <table:table-cell table:formula="of:=IF([.D46]&lt;0;[.$K$2];[.$K$3])" office:value-type="string" office:string-value="#35978F" calcext:value-type="string">
            <text:p>#3597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__IROKI_BLANK_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_22649___wp_084662889_1___nrde___bacteria_firmicutes_paenibacillus_fonticola</text:p>
          </table:table-cell>
          <table:table-cell office:value-type="string" calcext:value-type="string">
            <text:p>#CCCCC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47]&lt;0;[.$K$2];[.$K$3])" office:value-type="string" office:string-value="#35978F" calcext:value-type="string">
            <text:p>#35978F</text:p>
          </table:table-cell>
          <table:table-cell table:formula="of:=IF([.D47]&lt;0;[.$K$2];[.$K$3])" office:value-type="string" office:string-value="#35978F" calcext:value-type="string">
            <text:p>#3597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__IROKI_BLANK_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_26006___wp_063987464_1___nrdjd___bacteria_proteobacteria_methylobacterium_populi</text:p>
          </table:table-cell>
          <table:table-cell office:value-type="string" calcext:value-type="string">
            <text:p>#CCCCC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48]&lt;0;[.$K$2];[.$K$3])" office:value-type="string" office:string-value="#35978F" calcext:value-type="string">
            <text:p>#35978F</text:p>
          </table:table-cell>
          <table:table-cell table:formula="of:=IF([.D48]&lt;0;[.$K$2];[.$K$3])" office:value-type="string" office:string-value="#35978F" calcext:value-type="string">
            <text:p>#3597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__IROKI_BLANK_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_27599___wp_093255559_1___nrdjd___bacteria_proteobacteria_rubrimonas_cliftonensis</text:p>
          </table:table-cell>
          <table:table-cell office:value-type="string" calcext:value-type="string">
            <text:p>#CCCCC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49]&lt;0;[.$K$2];[.$K$3])" office:value-type="string" office:string-value="#35978F" calcext:value-type="string">
            <text:p>#35978F</text:p>
          </table:table-cell>
          <table:table-cell table:formula="of:=IF([.D49]&lt;0;[.$K$2];[.$K$3])" office:value-type="string" office:string-value="#35978F" calcext:value-type="string">
            <text:p>#3597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__IROKI_BLANK_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_29389___yp_009208325_1___nrdjm___viruses_streptomyces_phage_amela</text:p>
          </table:table-cell>
          <table:table-cell office:value-type="string" calcext:value-type="string">
            <text:p>#CCCCC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50]&lt;0;[.$K$2];[.$K$3])" office:value-type="string" office:string-value="#35978F" calcext:value-type="string">
            <text:p>#35978F</text:p>
          </table:table-cell>
          <table:table-cell table:formula="of:=IF([.D50]&lt;0;[.$K$2];[.$K$3])" office:value-type="string" office:string-value="#35978F" calcext:value-type="string">
            <text:p>#3597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__IROKI_BLANK_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_na___na___nrdag___bacteria_proteobacteria_e_coli_k12</text:p>
          </table:table-cell>
          <table:table-cell office:value-type="string" calcext:value-type="string">
            <text:p>#CCCCC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C51]&lt;0;[.$K$2];[.$K$3])" office:value-type="string" office:string-value="#35978F" calcext:value-type="string">
            <text:p>#35978F</text:p>
          </table:table-cell>
          <table:table-cell table:formula="of:=IF([.D51]&lt;0;[.$K$2];[.$K$3])" office:value-type="string" office:string-value="#35978F" calcext:value-type="string">
            <text:p>#3597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ples</text:p>
          </table:table-cell>
          <table:table-cell office:value-type="string" calcext:value-type="string">
            <text:p>__IROKI_BLANK__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metadata.A2:metada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04:15:06.158377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8T21:00:53.000879049</meta:creation-date>
    <dc:date>2021-07-19T23:16:58.304918146</dc:date>
    <meta:editing-duration>PT20H6M14S</meta:editing-duration>
    <meta:editing-cycles>27</meta:editing-cycles>
    <meta:generator>LibreOffice/7.0.6.2$Linux_X86_64 LibreOffice_project/00$Build-2</meta:generator>
    <meta:document-statistic meta:table-count="3" meta:cell-count="632" meta:object-count="0"/>
  </office:meta>
</office:document-meta>
</file>